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Text_20_body">
      <style:text-properties officeooo:rsid="0023d107" officeooo:paragraph-rsid="0023d107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<text:span text:style-name="T1">do text if view.context_var('doc_intro')</text:span></text:p><text:p text:style-name="P6"><text:span text:style-name="T1">from pod(content=doc_intro.odt_file.data, format='odt')</text:span></text:p></office:annotation></text:p>
      <text:p text:style-name="Text_20_body"/>
      <text:p text:style-name="Text_20_body">Madame, Monsieur,</text:p>
      <text:p text:style-name="Text_20_body"/>
      <text:p text:style-name="P4">Par la présente, nous accusons bonne réception de votre courrier.</text:p>
      <text:p text:style-name="P4"/>
      <text:p text:style-name="P3">Veuillez agréer, Madame, Monsieur, l’expression de nos sentiments les meilleurs.</text:p>
      <text:p text:style-name="Text_20_body"/>
      <text:p text:style-name="Standard"><office:annotation><dc:creator>sge</dc:creator><dc:date>2017-07-13T12:00:28</dc:date><text:p text:style-name="P6"><text:span text:style-name="T1">do text if view.context_var('doc_fin')</text:span></text:p><text:p text:style-name="P6"><text:span text:style-name="T1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document(content=doc_entete.odt_file.data, format='odt')</text:p></office:annotatio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13T12:38:43.283103168</dc:date>
    <dc:creator>sge</dc:creator>
    <meta:editing-duration>PT16M11S</meta:editing-duration>
    <meta:editing-cycles>12</meta:editing-cycles>
    <meta:document-statistic meta:table-count="0" meta:image-count="0" meta:object-count="0" meta:page-count="1" meta:paragraph-count="7" meta:word-count="22" meta:character-count="162" meta:non-whitespace-character-count="143"/>
  </office:meta>
</office:document-meta>
</file>